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(1000000*[.D2])/[.C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1000000*[.D3])/[.C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(1000000*[.D4])/[.C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table:formula="of:=(1000000*[.D5])/[.C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0" calcext:value-type="float">
            <text:p>0</text:p>
          </table:table-cell>
          <table:table-cell table:formula="of:=(1000000*[.D6])/[.C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(1000000*[.D7])/[.C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table:formula="of:=(1000000*[.D8])/[.C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table:formula="of:=(1000000*[.D9])/[.C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0" calcext:value-type="float">
            <text:p>0</text:p>
          </table:table-cell>
          <table:table-cell table:formula="of:=(1000000*[.D10])/[.C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table:formula="of:=(1000000*[.D11])/[.C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(1000000*[.D12])/[.C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formula="of:=(1000000*[.D13])/[.C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(1000000*[.D14])/[.C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1000000*[.D15])/[.C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table:formula="of:=(1000000*[.D16])/[.C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formula="of:=(1000000*[.D17])/[.C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(1000000*[.D18])/[.C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0" calcext:value-type="float">
            <text:p>0</text:p>
          </table:table-cell>
          <table:table-cell table:formula="of:=(1000000*[.D19])/[.C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table:formula="of:=(1000000*[.D20])/[.C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0" calcext:value-type="float">
            <text:p>0</text:p>
          </table:table-cell>
          <table:table-cell table:formula="of:=(1000000*[.D21])/[.C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22])/[.C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23])/[.C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  <table:table-cell table:formula="of:=(1000000*[.D24])/[.C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  <table:table-cell table:formula="of:=(1000000*[.D25])/[.C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0" calcext:value-type="float">
            <text:p>0</text:p>
          </table:table-cell>
          <table:table-cell table:formula="of:=(1000000*[.D26])/[.C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0" calcext:value-type="float">
            <text:p>0</text:p>
          </table:table-cell>
          <table:table-cell table:formula="of:=(1000000*[.D27])/[.C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0" calcext:value-type="float">
            <text:p>0</text:p>
          </table:table-cell>
          <table:table-cell table:formula="of:=(1000000*[.D28])/[.C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0" calcext:value-type="float">
            <text:p>0</text:p>
          </table:table-cell>
          <table:table-cell table:formula="of:=(1000000*[.D29])/[.C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0" calcext:value-type="float">
            <text:p>0</text:p>
          </table:table-cell>
          <table:table-cell table:formula="of:=(1000000*[.D30])/[.C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formula="of:=(1000000*[.D31])/[.C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(1000000*[.D32])/[.C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table:formula="of:=(1000000*[.D33])/[.C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0" calcext:value-type="float">
            <text:p>0</text:p>
          </table:table-cell>
          <table:table-cell table:formula="of:=(1000000*[.D34])/[.C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table:formula="of:=(1000000*[.D35])/[.C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0" calcext:value-type="float">
            <text:p>0</text:p>
          </table:table-cell>
          <table:table-cell table:formula="of:=(1000000*[.D36])/[.C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0" calcext:value-type="float">
            <text:p>0</text:p>
          </table:table-cell>
          <table:table-cell table:formula="of:=(1000000*[.D37])/[.C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  <table:table-cell table:formula="of:=(1000000*[.D38])/[.C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0" calcext:value-type="float">
            <text:p>0</text:p>
          </table:table-cell>
          <table:table-cell table:formula="of:=(1000000*[.D39])/[.C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0" calcext:value-type="float">
            <text:p>0</text:p>
          </table:table-cell>
          <table:table-cell table:formula="of:=(1000000*[.D40])/[.C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(1000000*[.D41])/[.C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table:formula="of:=(1000000*[.D42])/[.C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 table:formula="of:=(1000000*[.D43])/[.C4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formula="of:=(1000000*[.D44])/[.C4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0" calcext:value-type="float">
            <text:p>0</text:p>
          </table:table-cell>
          <table:table-cell table:formula="of:=(1000000*[.D45])/[.C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0" calcext:value-type="float">
            <text:p>0</text:p>
          </table:table-cell>
          <table:table-cell table:formula="of:=(1000000*[.D46])/[.C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  <table:table-cell table:formula="of:=(1000000*[.D47])/[.C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formula="of:=(1000000*[.D48])/[.C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49])/[.C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(1000000*[.D50])/[.C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1000000*[.D51])/[.C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(1000000*[.D52])/[.C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table:formula="of:=(1000000*[.D53])/[.C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0" calcext:value-type="float">
            <text:p>0</text:p>
          </table:table-cell>
          <table:table-cell table:formula="of:=(1000000*[.D54])/[.C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(1000000*[.D55])/[.C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table:formula="of:=(1000000*[.D56])/[.C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table:formula="of:=(1000000*[.D57])/[.C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0" calcext:value-type="float">
            <text:p>0</text:p>
          </table:table-cell>
          <table:table-cell table:formula="of:=(1000000*[.D58])/[.C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table:formula="of:=(1000000*[.D59])/[.C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(1000000*[.D60])/[.C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formula="of:=(1000000*[.D61])/[.C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(1000000*[.D62])/[.C6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1000000*[.D63])/[.C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table:formula="of:=(1000000*[.D64])/[.C6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formula="of:=(1000000*[.D65])/[.C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(1000000*[.D66])/[.C6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0" calcext:value-type="float">
            <text:p>0</text:p>
          </table:table-cell>
          <table:table-cell table:formula="of:=(1000000*[.D67])/[.C6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table:formula="of:=(1000000*[.D68])/[.C6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0" calcext:value-type="float">
            <text:p>0</text:p>
          </table:table-cell>
          <table:table-cell table:formula="of:=(1000000*[.D69])/[.C6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70])/[.C7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71])/[.C7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  <table:table-cell table:formula="of:=(1000000*[.D72])/[.C7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  <table:table-cell table:formula="of:=(1000000*[.D73])/[.C7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0" calcext:value-type="float">
            <text:p>0</text:p>
          </table:table-cell>
          <table:table-cell table:formula="of:=(1000000*[.D74])/[.C7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0" calcext:value-type="float">
            <text:p>0</text:p>
          </table:table-cell>
          <table:table-cell table:formula="of:=(1000000*[.D75])/[.C7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0" calcext:value-type="float">
            <text:p>0</text:p>
          </table:table-cell>
          <table:table-cell table:formula="of:=(1000000*[.D76])/[.C7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0" calcext:value-type="float">
            <text:p>0</text:p>
          </table:table-cell>
          <table:table-cell table:formula="of:=(1000000*[.D77])/[.C7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0" calcext:value-type="float">
            <text:p>0</text:p>
          </table:table-cell>
          <table:table-cell table:formula="of:=(1000000*[.D78])/[.C7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formula="of:=(1000000*[.D79])/[.C7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(1000000*[.D80])/[.C8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table:formula="of:=(1000000*[.D81])/[.C8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0" calcext:value-type="float">
            <text:p>0</text:p>
          </table:table-cell>
          <table:table-cell table:formula="of:=(1000000*[.D82])/[.C8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table:formula="of:=(1000000*[.D83])/[.C8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0" calcext:value-type="float">
            <text:p>0</text:p>
          </table:table-cell>
          <table:table-cell table:formula="of:=(1000000*[.D84])/[.C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0" calcext:value-type="float">
            <text:p>0</text:p>
          </table:table-cell>
          <table:table-cell table:formula="of:=(1000000*[.D85])/[.C8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  <table:table-cell table:formula="of:=(1000000*[.D86])/[.C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0" calcext:value-type="float">
            <text:p>0</text:p>
          </table:table-cell>
          <table:table-cell table:formula="of:=(1000000*[.D87])/[.C8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0" calcext:value-type="float">
            <text:p>0</text:p>
          </table:table-cell>
          <table:table-cell table:formula="of:=(1000000*[.D88])/[.C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(1000000*[.D89])/[.C8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table:formula="of:=(1000000*[.D90])/[.C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 table:formula="of:=(1000000*[.D91])/[.C9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formula="of:=(1000000*[.D92])/[.C9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0" calcext:value-type="float">
            <text:p>0</text:p>
          </table:table-cell>
          <table:table-cell table:formula="of:=(1000000*[.D93])/[.C9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0" calcext:value-type="float">
            <text:p>0</text:p>
          </table:table-cell>
          <table:table-cell table:formula="of:=(1000000*[.D94])/[.C9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  <table:table-cell table:formula="of:=(1000000*[.D95])/[.C9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formula="of:=(1000000*[.D96])/[.C9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97])/[.C9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(1000000*[.D98])/[.C9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1000000*[.D99])/[.C9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(1000000*[.D100])/[.C10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table:formula="of:=(1000000*[.D101])/[.C10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0" calcext:value-type="float">
            <text:p>0</text:p>
          </table:table-cell>
          <table:table-cell table:formula="of:=(1000000*[.D102])/[.C10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(1000000*[.D103])/[.C10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table:formula="of:=(1000000*[.D104])/[.C10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table:formula="of:=(1000000*[.D105])/[.C10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0" calcext:value-type="float">
            <text:p>0</text:p>
          </table:table-cell>
          <table:table-cell table:formula="of:=(1000000*[.D106])/[.C10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table:formula="of:=(1000000*[.D107])/[.C10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(1000000*[.D108])/[.C10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formula="of:=(1000000*[.D109])/[.C10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(1000000*[.D110])/[.C1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1000000*[.D111])/[.C1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table:formula="of:=(1000000*[.D112])/[.C1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formula="of:=(1000000*[.D113])/[.C1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(1000000*[.D114])/[.C1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0" calcext:value-type="float">
            <text:p>0</text:p>
          </table:table-cell>
          <table:table-cell table:formula="of:=(1000000*[.D115])/[.C1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table:formula="of:=(1000000*[.D116])/[.C1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0" calcext:value-type="float">
            <text:p>0</text:p>
          </table:table-cell>
          <table:table-cell table:formula="of:=(1000000*[.D117])/[.C1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118])/[.C1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119])/[.C1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  <table:table-cell table:formula="of:=(1000000*[.D120])/[.C1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  <table:table-cell table:formula="of:=(1000000*[.D121])/[.C1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0" calcext:value-type="float">
            <text:p>0</text:p>
          </table:table-cell>
          <table:table-cell table:formula="of:=(1000000*[.D122])/[.C1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0" calcext:value-type="float">
            <text:p>0</text:p>
          </table:table-cell>
          <table:table-cell table:formula="of:=(1000000*[.D123])/[.C1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0" calcext:value-type="float">
            <text:p>0</text:p>
          </table:table-cell>
          <table:table-cell table:formula="of:=(1000000*[.D124])/[.C1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0" calcext:value-type="float">
            <text:p>0</text:p>
          </table:table-cell>
          <table:table-cell table:formula="of:=(1000000*[.D125])/[.C1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0" calcext:value-type="float">
            <text:p>0</text:p>
          </table:table-cell>
          <table:table-cell table:formula="of:=(1000000*[.D126])/[.C1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formula="of:=(1000000*[.D127])/[.C1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(1000000*[.D128])/[.C1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table:formula="of:=(1000000*[.D129])/[.C1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0" calcext:value-type="float">
            <text:p>0</text:p>
          </table:table-cell>
          <table:table-cell table:formula="of:=(1000000*[.D130])/[.C1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table:formula="of:=(1000000*[.D131])/[.C1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0" calcext:value-type="float">
            <text:p>0</text:p>
          </table:table-cell>
          <table:table-cell table:formula="of:=(1000000*[.D132])/[.C1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0" calcext:value-type="float">
            <text:p>0</text:p>
          </table:table-cell>
          <table:table-cell table:formula="of:=(1000000*[.D133])/[.C1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  <table:table-cell table:formula="of:=(1000000*[.D134])/[.C1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0" calcext:value-type="float">
            <text:p>0</text:p>
          </table:table-cell>
          <table:table-cell table:formula="of:=(1000000*[.D135])/[.C1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0" calcext:value-type="float">
            <text:p>0</text:p>
          </table:table-cell>
          <table:table-cell table:formula="of:=(1000000*[.D136])/[.C1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(1000000*[.D137])/[.C1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table:formula="of:=(1000000*[.D138])/[.C1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 table:formula="of:=(1000000*[.D139])/[.C1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formula="of:=(1000000*[.D140])/[.C1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0" calcext:value-type="float">
            <text:p>0</text:p>
          </table:table-cell>
          <table:table-cell table:formula="of:=(1000000*[.D141])/[.C1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0" calcext:value-type="float">
            <text:p>0</text:p>
          </table:table-cell>
          <table:table-cell table:formula="of:=(1000000*[.D142])/[.C1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3])/[.C143]" office:value-type="float" office:value="540.025875500221" calcext:value-type="float">
            <text:p>540,03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formula="of:=(1000000*[.D144])/[.C14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145])/[.C1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(1000000*[.D146])/[.C1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1000000*[.D147])/[.C1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(1000000*[.D148])/[.C1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table:formula="of:=(1000000*[.D149])/[.C1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0" calcext:value-type="float">
            <text:p>0</text:p>
          </table:table-cell>
          <table:table-cell table:formula="of:=(1000000*[.D150])/[.C1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(1000000*[.D151])/[.C1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table:formula="of:=(1000000*[.D152])/[.C1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table:formula="of:=(1000000*[.D153])/[.C1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0" calcext:value-type="float">
            <text:p>0</text:p>
          </table:table-cell>
          <table:table-cell table:formula="of:=(1000000*[.D154])/[.C1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table:formula="of:=(1000000*[.D155])/[.C1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(1000000*[.D156])/[.C1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formula="of:=(1000000*[.D157])/[.C1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(1000000*[.D158])/[.C1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1000000*[.D159])/[.C1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table:formula="of:=(1000000*[.D160])/[.C1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formula="of:=(1000000*[.D161])/[.C1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(1000000*[.D162])/[.C16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0" calcext:value-type="float">
            <text:p>0</text:p>
          </table:table-cell>
          <table:table-cell table:formula="of:=(1000000*[.D163])/[.C1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table:formula="of:=(1000000*[.D164])/[.C16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0" calcext:value-type="float">
            <text:p>0</text:p>
          </table:table-cell>
          <table:table-cell table:formula="of:=(1000000*[.D165])/[.C1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166])/[.C16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167])/[.C16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  <table:table-cell table:formula="of:=(1000000*[.D168])/[.C16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  <table:table-cell table:formula="of:=(1000000*[.D169])/[.C16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0" calcext:value-type="float">
            <text:p>0</text:p>
          </table:table-cell>
          <table:table-cell table:formula="of:=(1000000*[.D170])/[.C17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0" calcext:value-type="float">
            <text:p>0</text:p>
          </table:table-cell>
          <table:table-cell table:formula="of:=(1000000*[.D171])/[.C17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0" calcext:value-type="float">
            <text:p>0</text:p>
          </table:table-cell>
          <table:table-cell table:formula="of:=(1000000*[.D172])/[.C17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0" calcext:value-type="float">
            <text:p>0</text:p>
          </table:table-cell>
          <table:table-cell table:formula="of:=(1000000*[.D173])/[.C17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0" calcext:value-type="float">
            <text:p>0</text:p>
          </table:table-cell>
          <table:table-cell table:formula="of:=(1000000*[.D174])/[.C17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formula="of:=(1000000*[.D175])/[.C17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(1000000*[.D176])/[.C17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table:formula="of:=(1000000*[.D177])/[.C17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0" calcext:value-type="float">
            <text:p>0</text:p>
          </table:table-cell>
          <table:table-cell table:formula="of:=(1000000*[.D178])/[.C17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table:formula="of:=(1000000*[.D179])/[.C17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0" calcext:value-type="float">
            <text:p>0</text:p>
          </table:table-cell>
          <table:table-cell table:formula="of:=(1000000*[.D180])/[.C18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0" calcext:value-type="float">
            <text:p>0</text:p>
          </table:table-cell>
          <table:table-cell table:formula="of:=(1000000*[.D181])/[.C18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  <table:table-cell table:formula="of:=(1000000*[.D182])/[.C18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0" calcext:value-type="float">
            <text:p>0</text:p>
          </table:table-cell>
          <table:table-cell table:formula="of:=(1000000*[.D183])/[.C18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0" calcext:value-type="float">
            <text:p>0</text:p>
          </table:table-cell>
          <table:table-cell table:formula="of:=(1000000*[.D184])/[.C1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(1000000*[.D185])/[.C18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table:formula="of:=(1000000*[.D186])/[.C1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0" calcext:value-type="float">
            <text:p>0</text:p>
          </table:table-cell>
          <table:table-cell table:formula="of:=(1000000*[.D187])/[.C18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formula="of:=(1000000*[.D188])/[.C1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0" calcext:value-type="float">
            <text:p>0</text:p>
          </table:table-cell>
          <table:table-cell table:formula="of:=(1000000*[.D189])/[.C18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0" calcext:value-type="float">
            <text:p>0</text:p>
          </table:table-cell>
          <table:table-cell table:formula="of:=(1000000*[.D190])/[.C1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  <table:table-cell table:formula="of:=(1000000*[.D191])/[.C19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formula="of:=(1000000*[.D192])/[.C19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formula="of:=(1000000*[.D193])/[.C193]"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1:50:23.7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2S</meta:editing-duration>
    <meta:editing-cycles>5</meta:editing-cycles>
    <meta:generator>LibreOffice/5.2.0.4$Windows_x86 LibreOffice_project/066b007f5ebcc236395c7d282ba488bca6720265</meta:generator>
    <dc:date>2016-08-14T11:52:55.936000000</dc:date>
    <meta:document-statistic meta:table-count="3" meta:cell-count="965" meta:object-count="0"/>
    <meta:user-defined meta:name="Info 1"/>
    <meta:user-defined meta:name="Info 2"/>
    <meta:user-defined meta:name="Info 3"/>
    <meta:user-defined meta:name="Info 4"/>
  </office:meta>
</office:document-meta>
</file>